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25-11-21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25-07-01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25-05-07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25-02-27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24-10-30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24-10-30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24-06-24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24-04-17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24-02-14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23-11-02 2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23-06-27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23-04-19 0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23-01-26 0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22-06-27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22-04-05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22-03-09 2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22-02-02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22-01-20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21-10-21 2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21-06-30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21-04-08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21-04-06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21-02-12 0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9152" calcext:value-type="float">
            <text:p>8.7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590941935484" calcext:value-type="float">
            <text:p>8.61590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9168" calcext:value-type="float">
            <text:p>8.83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58775" calcext:value-type="float">
            <text:p>8.9258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50392" calcext:value-type="float">
            <text:p>8.97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08455" calcext:value-type="float">
            <text:p>9.0508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92632" calcext:value-type="float">
            <text:p>8.98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54529032258" calcext:value-type="float">
            <text:p>8.83654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63561290323" calcext:value-type="float">
            <text:p>8.77263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437651612903" calcext:value-type="float">
            <text:p>8.76437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237657142857" calcext:value-type="float">
            <text:p>8.78237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262275" calcext:value-type="float">
            <text:p>8.79262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61703225807" calcext:value-type="float">
            <text:p>8.82061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43968" calcext:value-type="float">
            <text:p>8.86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20725" calcext:value-type="float">
            <text:p>8.9620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32232" calcext:value-type="float">
            <text:p>8.92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858683870968" calcext:value-type="float">
            <text:p>8.89858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086" calcext:value-type="float">
            <text:p>9.070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4272" calcext:value-type="float">
            <text:p>9.03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895122580645" calcext:value-type="float">
            <text:p>8.88895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17574193548" calcext:value-type="float">
            <text:p>8.81717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390219354839" calcext:value-type="float">
            <text:p>8.80390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48942857143" calcext:value-type="float">
            <text:p>8.81448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3425" calcext:value-type="float">
            <text:p>8.8363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67767741935" calcext:value-type="float">
            <text:p>8.87567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19608" calcext:value-type="float">
            <text:p>8.93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7122" calcext:value-type="float">
            <text:p>8.977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81864" calcext:value-type="float">
            <text:p>8.90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229445161291" calcext:value-type="float">
            <text:p>8.72229445161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596571428572" calcext:value-type="float">
            <text:p>8.905965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80192" calcext:value-type="float">
            <text:p>8.869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93625806452" calcext:value-type="float">
            <text:p>8.84293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398971428572" calcext:value-type="float">
            <text:p>8.843989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39275" calcext:value-type="float">
            <text:p>8.85739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367070967742" calcext:value-type="float">
            <text:p>8.89367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432412903226" calcext:value-type="float">
            <text:p>8.98432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5692" calcext:value-type="float">
            <text:p>8.96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39275" calcext:value-type="float">
            <text:p>8.85739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434141935484" calcext:value-type="float">
            <text:p>9.02434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4328" calcext:value-type="float">
            <text:p>9.02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493" calcext:value-type="float">
            <text:p>8.8974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2436" calcext:value-type="float">
            <text:p>8.82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669574193548" calcext:value-type="float">
            <text:p>8.78669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93144" calcext:value-type="float">
            <text:p>8.78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06575483871" calcext:value-type="float">
            <text:p>8.8006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501264516129" calcext:value-type="float">
            <text:p>8.81501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44696774194" calcext:value-type="float">
            <text:p>8.83644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23174193548" calcext:value-type="float">
            <text:p>8.88423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617496774194" calcext:value-type="float">
            <text:p>8.94617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39775" calcext:value-type="float">
            <text:p>8.9639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8796" calcext:value-type="float">
            <text:p>8.90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641806451613" calcext:value-type="float">
            <text:p>8.82641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489703225807" calcext:value-type="float">
            <text:p>8.77489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245058064516" calcext:value-type="float">
            <text:p>8.74245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900685714286" calcext:value-type="float">
            <text:p>8.70900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09325" calcext:value-type="float">
            <text:p>8.74709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46270967742" calcext:value-type="float">
            <text:p>8.75346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67872" calcext:value-type="float">
            <text:p>8.73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073883870968" calcext:value-type="float">
            <text:p>8.59073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00744" calcext:value-type="float">
            <text:p>8.52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11174193548" calcext:value-type="float">
            <text:p>8.68611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644275" calcext:value-type="float">
            <text:p>8.87644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02768" calcext:value-type="float">
            <text:p>8.92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784670967742" calcext:value-type="float">
            <text:p>8.77784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154838709677" calcext:value-type="float">
            <text:p>8.70154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96224516129" calcext:value-type="float">
            <text:p>8.6796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103057142857" calcext:value-type="float">
            <text:p>8.68103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40206451613" calcext:value-type="float">
            <text:p>8.69840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83904516129" calcext:value-type="float">
            <text:p>8.7283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19408" calcext:value-type="float">
            <text:p>8.77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89744516129" calcext:value-type="float">
            <text:p>8.8289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20856" calcext:value-type="float">
            <text:p>8.76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289475" calcext:value-type="float">
            <text:p>8.68289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673058064516" calcext:value-type="float">
            <text:p>8.69673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7296" calcext:value-type="float">
            <text:p>8.96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41505" calcext:value-type="float">
            <text:p>8.8241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75535483871" calcext:value-type="float">
            <text:p>8.75975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185325" calcext:value-type="float">
            <text:p>8.73185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70289655172" calcext:value-type="float">
            <text:p>8.750702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42975" calcext:value-type="float">
            <text:p>8.77242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42735483871" calcext:value-type="float">
            <text:p>8.80242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25832" calcext:value-type="float">
            <text:p>8.88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163" calcext:value-type="float">
            <text:p>8.9241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56416" calcext:value-type="float">
            <text:p>8.76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5295" calcext:value-type="float">
            <text:p>8.8085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00567741936" calcext:value-type="float">
            <text:p>8.83300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22328" calcext:value-type="float">
            <text:p>8.82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670225" calcext:value-type="float">
            <text:p>8.66670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7072" calcext:value-type="float">
            <text:p>8.60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719922580645" calcext:value-type="float">
            <text:p>8.58719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99062068966" calcext:value-type="float">
            <text:p>8.595990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708929032258" calcext:value-type="float">
            <text:p>8.61708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66529032258" calcext:value-type="float">
            <text:p>8.65366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66856" calcext:value-type="float">
            <text:p>8.73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376825" calcext:value-type="float">
            <text:p>8.81376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54536" calcext:value-type="float">
            <text:p>8.78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765006451613" calcext:value-type="float">
            <text:p>8.77765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497753846154" calcext:value-type="float">
            <text:p>8.934977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05028571429" calcext:value-type="float">
            <text:p>8.87505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38690909091" calcext:value-type="float">
            <text:p>8.741386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896228571429" calcext:value-type="float">
            <text:p>8.67896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969454545455" calcext:value-type="float">
            <text:p>8.639694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91368421053" calcext:value-type="float">
            <text:p>8.65391368421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513745454546" calcext:value-type="float">
            <text:p>8.685137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878374193549" calcext:value-type="float">
            <text:p>8.728783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1928" calcext:value-type="float">
            <text:p>8.8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754580645161" calcext:value-type="float">
            <text:p>8.87754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05744" calcext:value-type="float">
            <text:p>8.71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734941935484" calcext:value-type="float">
            <text:p>8.70734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493818181818" calcext:value-type="float">
            <text:p>8.914938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24525" calcext:value-type="float">
            <text:p>8.82024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2868" calcext:value-type="float">
            <text:p>8.72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091957894737" calcext:value-type="float">
            <text:p>8.640919578947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672571428572" calcext:value-type="float">
            <text:p>8.636725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318529032258" calcext:value-type="float">
            <text:p>8.62318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87664516129" calcext:value-type="float">
            <text:p>8.6887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826890322581" calcext:value-type="float">
            <text:p>8.78826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02870588235" calcext:value-type="float">
            <text:p>8.90302870588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52248" calcext:value-type="float">
            <text:p>8.88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932722580645" calcext:value-type="float">
            <text:p>8.84932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02838709677" calcext:value-type="float">
            <text:p>8.73202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9352" calcext:value-type="float">
            <text:p>8.65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50475" calcext:value-type="float">
            <text:p>8.61050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27342857143" calcext:value-type="float">
            <text:p>8.61027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003896774194" calcext:value-type="float">
            <text:p>8.62003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665548387097" calcext:value-type="float">
            <text:p>8.63665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391974193549" calcext:value-type="float">
            <text:p>8.673919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35312" calcext:value-type="float">
            <text:p>8.59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98890322581" calcext:value-type="float">
            <text:p>8.45298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9769" calcext:value-type="float">
            <text:p>8.819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29464" calcext:value-type="float">
            <text:p>8.89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492145454546" calcext:value-type="float">
            <text:p>8.734921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67696" calcext:value-type="float">
            <text:p>8.64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99561290323" calcext:value-type="float">
            <text:p>8.60499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72331034483" calcext:value-type="float">
            <text:p>8.598723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17175" calcext:value-type="float">
            <text:p>8.61317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93390967742" calcext:value-type="float">
            <text:p>8.64933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5408" calcext:value-type="float">
            <text:p>8.7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228851612903" calcext:value-type="float">
            <text:p>8.82228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7572" calcext:value-type="float">
            <text:p>8.76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913109677419" calcext:value-type="float">
            <text:p>8.50913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11432258065" calcext:value-type="float">
            <text:p>8.89111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58192" calcext:value-type="float">
            <text:p>8.86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595525" calcext:value-type="float">
            <text:p>8.78595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9488" calcext:value-type="float">
            <text:p>8.70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2016" calcext:value-type="float">
            <text:p>8.67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618116129032" calcext:value-type="float">
            <text:p>8.67618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709496774194" calcext:value-type="float">
            <text:p>8.68709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07776" calcext:value-type="float">
            <text:p>8.71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005625806452" calcext:value-type="float">
            <text:p>8.66005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382295652174" calcext:value-type="float">
            <text:p>8.32382295652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785890909091" calcext:value-type="float">
            <text:p>8.707858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1112" calcext:value-type="float">
            <text:p>8.66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20206451613" calcext:value-type="float">
            <text:p>8.62220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983393103448" calcext:value-type="float">
            <text:p>8.629833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91458064516" calcext:value-type="float">
            <text:p>8.64491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922916129032" calcext:value-type="float">
            <text:p>8.67922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70208" calcext:value-type="float">
            <text:p>8.77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88025806452" calcext:value-type="float">
            <text:p>8.77588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02496" calcext:value-type="float">
            <text:p>8.55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705075" calcext:value-type="float">
            <text:p>8.4070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80255483871" calcext:value-type="float">
            <text:p>9.0780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2952" calcext:value-type="float">
            <text:p>8.99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74905" calcext:value-type="float">
            <text:p>8.8774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16232" calcext:value-type="float">
            <text:p>8.82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91896774194" calcext:value-type="float">
            <text:p>8.80291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475657142857" calcext:value-type="float">
            <text:p>8.77475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49664516129" calcext:value-type="float">
            <text:p>8.7649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505316129032" calcext:value-type="float">
            <text:p>8.79505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0856" calcext:value-type="float">
            <text:p>8.8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099277419355" calcext:value-type="float">
            <text:p>8.95099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37768" calcext:value-type="float">
            <text:p>8.98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564283870968" calcext:value-type="float">
            <text:p>8.96564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02967741935" calcext:value-type="float">
            <text:p>9.02502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40944" calcext:value-type="float">
            <text:p>8.93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26165" calcext:value-type="float">
            <text:p>8.7426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52736" calcext:value-type="float">
            <text:p>8.61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70296774194" calcext:value-type="float">
            <text:p>8.59870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82575483871" calcext:value-type="float">
            <text:p>8.6482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895148387097" calcext:value-type="float">
            <text:p>8.71895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19767741936" calcext:value-type="float">
            <text:p>8.84519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200490322581" calcext:value-type="float">
            <text:p>8.96200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30224" calcext:value-type="float">
            <text:p>8.99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140325" calcext:value-type="float">
            <text:p>8.94140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478090322581" calcext:value-type="float">
            <text:p>9.07478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71448" calcext:value-type="float">
            <text:p>9.00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87432258065" calcext:value-type="float">
            <text:p>8.87587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5056" calcext:value-type="float">
            <text:p>8.82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7196" calcext:value-type="float">
            <text:p>8.80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6246" calcext:value-type="float">
            <text:p>8.826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869677419355" calcext:value-type="float">
            <text:p>8.8686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74529032258" calcext:value-type="float">
            <text:p>8.91274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39368" calcext:value-type="float">
            <text:p>8.99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70825" calcext:value-type="float">
            <text:p>9.09570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27504" calcext:value-type="float">
            <text:p>9.10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227096774194" calcext:value-type="float">
            <text:p>8.95227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9832258064" calcext:value-type="float">
            <text:p>9.067898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89032258065" calcext:value-type="float">
            <text:p>9.00389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89161290323" calcext:value-type="float">
            <text:p>8.91589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85904" calcext:value-type="float">
            <text:p>8.83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08670967742" calcext:value-type="float">
            <text:p>8.79308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469228571429" calcext:value-type="float">
            <text:p>8.80469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00875" calcext:value-type="float">
            <text:p>8.83300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285522580645" calcext:value-type="float">
            <text:p>8.88285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33704" calcext:value-type="float">
            <text:p>8.98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139174193548" calcext:value-type="float">
            <text:p>9.02139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65912" calcext:value-type="float">
            <text:p>8.94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2149" calcext:value-type="float">
            <text:p>8.8121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1984" calcext:value-type="float">
            <text:p>8.7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06" calcext:value-type="float">
            <text:p>8.73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150030769231" calcext:value-type="float">
            <text:p>8.721500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1516" calcext:value-type="float">
            <text:p>9.08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4084" calcext:value-type="float">
            <text:p>9.05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4668" calcext:value-type="float">
            <text:p>9.15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091100943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6" meta:object-count="0"/>
    <meta:user-defined meta:name="AppVersion">3.0</meta:user-defined>
  </office:meta>
</office:document-meta>
</file>